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20000003B8EF52C70.png" manifest:media-type=""/>
  <manifest:file-entry manifest:full-path="Pictures/100002010000008B00000053E478250C.png" manifest:media-type=""/>
  <manifest:file-entry manifest:full-path="Pictures/10000201000000350000003C7E96C917.png" manifest:media-type=""/>
  <manifest:file-entry manifest:full-path="Pictures/100002010000003200000026C4D6F11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="Arrow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889cm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stroke="none" svg:stroke-color="#000000" draw:fill="none" draw:fill-color="#ffffff" fo:min-height="0.508cm"/>
    </style:style>
    <style:style style:name="gr15" style:family="graphic" style:parent-style-name="standard">
      <style:graphic-properties draw:stroke="none" svg:stroke-color="#000000" draw:fill="none" draw:fill-color="#ffffff" fo:min-height="0.49cm"/>
    </style:style>
    <style:style style:name="gr16" style:family="graphic" style:parent-style-name="standard">
      <style:graphic-properties draw:stroke="none" svg:stroke-width="0.035cm" draw:stroke-linejoin="miter" draw:fill="solid" draw:fill-color="#ffffff"/>
    </style:style>
    <style:style style:name="gr17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>
      <style:text-properties fo:color="#ff0000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74cm" svg:height="1.51cm" svg:x="5.993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2.134cm" svg:x="4.462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143cm" svg:height="0.137cm" svg:x="4.851cm" svg:y="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145cm" svg:height="0.136cm" svg:x="4.61cm" svg:y="3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144cm" svg:height="0.136cm" svg:x="5.11cm" svg:y="4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145cm" svg:height="0.136cm" svg:x="4.843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146cm" svg:height="0.137cm" svg:x="6.712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144cm" svg:height="0.136cm" svg:x="6.448cm" svg:y="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144cm" svg:height="0.136cm" svg:x="6.258cm" svg:y="3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994cm" svg:y1="3.219cm" svg:x2="6.258cm" svg:y2="3.473cm" draw:start-shape="id1" draw:start-glue-point="10" draw:end-shape="id2" draw:end-glue-point="6" svg:d="m4994 3219 1264 254" svg:viewBox="0 0 1265 255">
          <text:p/>
        </draw:connector>
        <draw:connector draw:style-name="gr3" draw:text-style-name="P1" draw:layer="layout" draw:type="line" svg:x1="5.233cm" svg:y1="4.779cm" svg:x2="6.469cm" svg:y2="4.413cm" draw:start-shape="id3" draw:start-glue-point="11" draw:end-shape="id4" draw:end-glue-point="7" svg:d="m5233 4779 1236-366" svg:viewBox="0 0 1237 367">
          <text:p/>
        </draw:connector>
        <draw:connector draw:style-name="gr3" draw:text-style-name="P1" draw:layer="layout" draw:type="line" svg:x1="6.712cm" svg:y1="3.866cm" svg:x2="4.755cm" svg:y2="3.853cm" draw:start-shape="id5" draw:start-glue-point="6" draw:end-shape="id6" draw:end-glue-point="10" svg:d="m6712 3866-1957-13" svg:viewBox="0 0 1958 14">
          <text:p/>
        </draw:connector>
        <draw:connector draw:style-name="gr3" draw:text-style-name="P1" draw:layer="layout" draw:type="line" svg:x1="6.571cm" svg:y1="4.317cm" svg:x2="6.785cm" svg:y2="3.934cm" draw:start-shape="id4" draw:start-glue-point="11" draw:end-shape="id5" draw:end-glue-point="8" svg:d="m6571 4317 214-383" svg:viewBox="0 0 215 384">
          <text:p/>
        </draw:connector>
        <draw:connector draw:style-name="gr3" draw:text-style-name="P1" draw:layer="layout" draw:type="line" svg:x1="4.967cm" svg:y1="4.416cm" svg:x2="5.131cm" svg:y2="4.779cm" draw:start-shape="id7" draw:start-glue-point="9" draw:end-shape="id3" draw:end-glue-point="5" svg:d="m4967 4416 164 363" svg:viewBox="0 0 165 364">
          <text:p/>
        </draw:connector>
        <draw:connector draw:style-name="gr3" draw:text-style-name="P1" draw:layer="layout" draw:type="line" svg:x1="4.923cm" svg:y1="3.287cm" svg:x2="4.683cm" svg:y2="3.785cm" draw:start-shape="id1" draw:start-glue-point="8" draw:end-shape="id6" draw:end-glue-point="4" svg:d="m4923 3287-240 498" svg:viewBox="0 0 241 499">
          <text:p/>
        </draw:connector>
        <draw:connector draw:style-name="gr3" draw:text-style-name="P1" draw:layer="layout" draw:type="line" svg:x1="6.733cm" svg:y1="3.914cm" svg:x2="4.988cm" svg:y2="4.368cm" draw:start-shape="id5" draw:start-glue-point="7" draw:end-shape="id7" draw:end-glue-point="10" svg:d="m6733 3914-1745 454" svg:viewBox="0 0 1746 455">
          <text:p/>
        </draw:connector>
        <draw:custom-shape draw:style-name="gr4" draw:text-style-name="P1" draw:layer="layout" svg:width="0.056cm" svg:height="0.364cm" svg:x="4.886cm" svg:y="2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54cm" svg:height="0.364cm" svg:x="6.313cm" svg:y="3.04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56cm" svg:height="0.208cm" svg:x="6.755cm" svg:y="3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055cm" svg:height="0.208cm" svg:x="5.163cm" svg:y="4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55cm" svg:height="0.364cm" svg:x="4.654cm" svg:y="3.9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8cm" svg:height="0.279cm" svg:x="4.894cm" svg:y="4.4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7cm" svg:height="0.279cm" svg:x="6.504cm" svg:y="4.433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967cm" svg:y1="4.32cm" svg:x2="6.279cm" svg:y2="3.521cm" draw:start-shape="id7" draw:start-glue-point="11" draw:end-shape="id2" draw:end-glue-point="7" svg:d="m4967 4320 1312-799" svg:viewBox="0 0 1313 800">
          <text:p/>
        </draw:connector>
        <draw:connector draw:style-name="gr3" draw:text-style-name="P1" draw:layer="layout" draw:type="line" svg:x1="6.381cm" svg:y1="3.521cm" svg:x2="6.733cm" svg:y2="3.817cm" draw:start-shape="id2" draw:start-glue-point="9" draw:end-shape="id5" draw:end-glue-point="5" svg:d="m6381 3521 352 296" svg:viewBox="0 0 353 297">
          <text:p/>
        </draw:connector>
        <draw:connector draw:style-name="gr3" draw:text-style-name="P1" draw:layer="layout" draw:type="line" svg:x1="4.734cm" svg:y1="3.805cm" svg:x2="6.279cm" svg:y2="3.521cm" draw:start-shape="id6" draw:start-glue-point="11" draw:end-shape="id2" draw:end-glue-point="7" svg:d="m4734 3805 1545-284" svg:viewBox="0 0 1546 285">
          <text:p/>
        </draw:connector>
        <draw:line draw:style-name="gr6" draw:text-style-name="P1" draw:layer="layout" svg:x1="4.334cm" svg:y1="2.725cm" svg:x2="7.509cm" svg:y2="2.725cm">
          <text:p/>
        </draw:line>
        <draw:custom-shape draw:style-name="gr7" draw:text-style-name="P1" draw:layer="layout" svg:width="1.524cm" svg:height="1.524cm" svg:x="7.518cm" svg:y="1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066cm" svg:y1="2.344cm" svg:x2="8.066cm" svg:y2="3.106cm">
          <text:p/>
        </draw:line>
        <draw:custom-shape draw:style-name="gr9" draw:text-style-name="P1" draw:layer="layout" svg:width="0.941cm" svg:height="1.488cm" svg:x="11.049cm" svg:y="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04cm" svg:height="2.104cm" svg:x="9.57cm" svg:y="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138cm" svg:height="0.135cm" svg:x="9.946cm" svg:y="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14cm" svg:height="0.134cm" svg:x="9.713cm" svg:y="3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139cm" svg:height="0.134cm" svg:x="10.196cm" svg:y="4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14cm" svg:height="0.133cm" svg:x="9.938cm" svg:y="4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14cm" svg:height="0.134cm" svg:x="11.744cm" svg:y="3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14cm" svg:height="0.133cm" svg:x="11.488cm" svg:y="4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139cm" svg:height="0.134cm" svg:x="11.305cm" svg:y="3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084cm" svg:y1="3.26cm" svg:x2="11.305cm" svg:y2="3.51cm" draw:start-shape="id8" draw:start-glue-point="10" draw:end-shape="id9" draw:end-glue-point="6" svg:d="m10084 3260 1221 250" svg:viewBox="0 0 1222 251">
          <text:p/>
        </draw:connector>
        <draw:connector draw:style-name="gr3" draw:text-style-name="P1" draw:layer="layout" draw:type="line" svg:x1="10.315cm" svg:y1="4.797cm" svg:x2="11.508cm" svg:y2="4.437cm" draw:start-shape="id10" draw:start-glue-point="11" draw:end-shape="id11" draw:end-glue-point="7" svg:d="m10315 4797 1193-360" svg:viewBox="0 0 1194 361">
          <text:p/>
        </draw:connector>
        <draw:connector draw:style-name="gr3" draw:text-style-name="P1" draw:layer="layout" draw:type="line" svg:x1="11.744cm" svg:y1="3.897cm" svg:x2="9.853cm" svg:y2="3.885cm" draw:start-shape="id12" draw:start-glue-point="6" draw:end-shape="id13" draw:end-glue-point="10" svg:d="m11744 3897-1891-12" svg:viewBox="0 0 1892 13">
          <text:p/>
        </draw:connector>
        <draw:connector draw:style-name="gr3" draw:text-style-name="P1" draw:layer="layout" draw:type="line" svg:x1="11.608cm" svg:y1="4.342cm" svg:x2="11.814cm" svg:y2="3.964cm" draw:start-shape="id11" draw:start-glue-point="11" draw:end-shape="id12" draw:end-glue-point="8" svg:d="m11608 4342 206-378" svg:viewBox="0 0 207 379">
          <text:p/>
        </draw:connector>
        <draw:connector draw:style-name="gr3" draw:text-style-name="P1" draw:layer="layout" draw:type="line" svg:x1="10.058cm" svg:y1="4.44cm" svg:x2="10.216cm" svg:y2="4.797cm" draw:start-shape="id14" draw:start-glue-point="9" draw:end-shape="id10" draw:end-glue-point="5" svg:d="m10058 4440 158 357" svg:viewBox="0 0 159 358">
          <text:p/>
        </draw:connector>
        <draw:connector draw:style-name="gr3" draw:text-style-name="P1" draw:layer="layout" draw:type="line" svg:x1="10.015cm" svg:y1="3.327cm" svg:x2="9.783cm" svg:y2="3.818cm" draw:start-shape="id8" draw:start-glue-point="8" draw:end-shape="id13" draw:end-glue-point="4" svg:d="m10015 3327-232 491" svg:viewBox="0 0 233 492">
          <text:p/>
        </draw:connector>
        <draw:connector draw:style-name="gr3" draw:text-style-name="P1" draw:layer="layout" draw:type="line" svg:x1="11.764cm" svg:y1="3.945cm" svg:x2="10.078cm" svg:y2="4.393cm" draw:start-shape="id12" draw:start-glue-point="7" draw:end-shape="id14" draw:end-glue-point="10" svg:d="m11764 3945-1686 448" svg:viewBox="0 0 1687 449">
          <text:p/>
        </draw:connector>
        <draw:custom-shape draw:style-name="gr4" draw:text-style-name="P1" draw:layer="layout" svg:width="0.053cm" svg:height="0.359cm" svg:x="9.98cm" svg:y="2.8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053cm" svg:height="0.205cm" svg:x="10.247cm" svg:y="4.5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54cm" svg:height="0.359cm" svg:x="9.755cm" svg:y="3.9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46cm" svg:height="0.275cm" svg:x="9.987cm" svg:y="4.45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058cm" svg:y1="4.345cm" svg:x2="11.325cm" svg:y2="3.558cm" draw:start-shape="id14" draw:start-glue-point="11" draw:end-shape="id9" draw:end-glue-point="7" svg:d="m10058 4345 1267-787" svg:viewBox="0 0 1268 788">
          <text:p/>
        </draw:connector>
        <draw:connector draw:style-name="gr3" draw:text-style-name="P1" draw:layer="layout" draw:type="line" svg:x1="11.424cm" svg:y1="3.558cm" svg:x2="11.764cm" svg:y2="3.849cm" draw:start-shape="id9" draw:start-glue-point="9" draw:end-shape="id12" draw:end-glue-point="5" svg:d="m11424 3558 340 291" svg:viewBox="0 0 341 292">
          <text:p/>
        </draw:connector>
        <draw:connector draw:style-name="gr3" draw:text-style-name="P1" draw:layer="layout" draw:type="line" svg:x1="9.833cm" svg:y1="3.837cm" svg:x2="11.325cm" svg:y2="3.558cm" draw:start-shape="id13" draw:start-glue-point="11" draw:end-shape="id9" draw:end-glue-point="7" svg:d="m9833 3837 1492-279" svg:viewBox="0 0 1493 280">
          <text:p/>
        </draw:connector>
        <draw:line draw:style-name="gr6" draw:text-style-name="P1" draw:layer="layout" svg:x1="9.033cm" svg:y1="2.725cm" svg:x2="12.335cm" svg:y2="2.725cm">
          <text:p/>
        </draw:line>
        <draw:custom-shape draw:style-name="gr10" draw:text-style-name="P1" draw:layer="layout" svg:width="3.81cm" svg:height="1.651cm" svg:x="12.335cm" svg:y="1.957cm">
          <text:p text:style-name="P1"><text:span text:style-name="T1">Reconstruc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145cm" svg:y1="2.725cm" svg:x2="17.161cm" svg:y2="2.725cm">
          <text:p/>
        </draw:line>
        <draw:g>
          <draw:frame draw:style-name="gr11" draw:text-style-name="P1" draw:layer="layout" svg:width="0.336cm" svg:height="0.256cm" svg:x="4.189cm" svg:y="0.807cm">
            <draw:image xlink:href="Pictures/100002010000003200000026C4D6F112.png" xlink:type="simple" xlink:show="embed" xlink:actuate="onLoad">
              <text:p/>
            </draw:image>
            <svg:title>TexMaths</svg:title>
            <svg:desc>16§display§\omega§png§600§TRUE</svg:desc>
          </draw:frame>
          <draw:frame draw:style-name="gr11" draw:text-style-name="P1" draw:layer="layout" svg:width="0.357cm" svg:height="0.403cm" svg:x="3.185cm" svg:y="1.327cm">
            <draw:image xlink:href="Pictures/10000201000000350000003C7E96C917.png" xlink:type="simple" xlink:show="embed" xlink:actuate="onLoad">
              <text:p/>
            </draw:image>
            <svg:title>TexMaths</svg:title>
            <svg:desc>16§display§\mathcal{S}§png§600§TRUE</svg:desc>
          </draw:frame>
          <draw:frame draw:style-name="gr12" draw:text-style-name="P2" draw:layer="layout" svg:width="2.774cm" svg:height="1.139cm" svg:x="1.774cm" svg:y="0.533cm">
            <draw:text-box>
              <text:p><text:span text:style-name="T1">Maximum</text:span></text:p>
            </draw:text-box>
          </draw:frame>
          <draw:frame draw:style-name="gr13" draw:text-style-name="P2" draw:layer="layout" svg:width="1.667cm" svg:height="0.763cm" svg:x="1.76cm" svg:y="1.159cm">
            <draw:text-box>
              <text:p><text:span text:style-name="T1">given</text:span></text:p>
            </draw:text-box>
          </draw:frame>
          <draw:frame draw:style-name="gr14" draw:text-style-name="P2" draw:layer="layout" svg:width="0.651cm" svg:height="0.763cm" svg:x="4.321cm" svg:y="0.533cm">
            <draw:text-box>
              <text:p><text:span text:style-name="T1">,</text:span></text:p>
            </draw:text-box>
          </draw:frame>
          <draw:frame draw:style-name="gr13" draw:text-style-name="P3" draw:layer="layout" svg:width="1.413cm" svg:height="0.806cm" svg:x="0.741cm" svg:y="0.492cm">
            <draw:text-box>
              <text:p><text:span text:style-name="T2">P1:</text:span></text:p>
            </draw:text-box>
          </draw:frame>
        </draw:g>
        <draw:g>
          <draw:frame draw:style-name="gr11" draw:text-style-name="P1" draw:layer="layout" svg:width="0.336cm" svg:height="0.256cm" svg:x="8.65cm" svg:y="1.447cm">
            <draw:image xlink:href="Pictures/100002010000003200000026C4D6F112.png" xlink:type="simple" xlink:show="embed" xlink:actuate="onLoad">
              <text:p/>
            </draw:image>
            <svg:title>TexMaths</svg:title>
            <svg:desc>16§display§\omega§png§600§TRUE</svg:desc>
          </draw:frame>
          <draw:frame draw:style-name="gr11" draw:text-style-name="P1" draw:layer="layout" svg:width="0.357cm" svg:height="0.403cm" svg:x="9.326cm" svg:y="0.707cm">
            <draw:image xlink:href="Pictures/10000201000000350000003C7E96C917.png" xlink:type="simple" xlink:show="embed" xlink:actuate="onLoad">
              <text:p/>
            </draw:image>
            <svg:title>TexMaths</svg:title>
            <svg:desc>16§display§\mathcal{S}§png§600§TRUE</svg:desc>
          </draw:frame>
          <draw:frame draw:style-name="gr15" draw:text-style-name="P4" draw:layer="layout" svg:width="2.52cm" svg:height="0.763cm" svg:x="7.175cm" svg:y="0.534cm">
            <draw:text-box>
              <text:p><text:span text:style-name="T3">Smallest</text:span></text:p>
            </draw:text-box>
          </draw:frame>
          <draw:frame draw:style-name="gr13" draw:text-style-name="P2" draw:layer="layout" svg:width="1.667cm" svg:height="0.763cm" svg:x="7.161cm" svg:y="1.159cm">
            <draw:text-box>
              <text:p><text:span text:style-name="T1">given</text:span></text:p>
            </draw:text-box>
          </draw:frame>
          <draw:frame draw:style-name="gr14" draw:text-style-name="P2" draw:layer="layout" svg:width="0.651cm" svg:height="0.763cm" svg:x="9.462cm" svg:y="0.533cm">
            <draw:text-box>
              <text:p><text:span text:style-name="T1">,</text:span></text:p>
            </draw:text-box>
          </draw:frame>
          <draw:frame draw:style-name="gr13" draw:text-style-name="P5" draw:layer="layout" svg:width="1.413cm" svg:height="0.806cm" svg:x="6.142cm" svg:y="0.492cm">
            <draw:text-box>
              <text:p><text:span text:style-name="T2">P2:</text:span></text:p>
            </draw:text-box>
          </draw:frame>
        </draw:g>
        <draw:g>
          <draw:frame draw:style-name="gr11" draw:text-style-name="P1" draw:layer="layout" svg:width="0.336cm" svg:height="0.256cm" svg:x="14.493cm" svg:y="1.48cm">
            <draw:image xlink:href="Pictures/100002010000003200000026C4D6F112.png" xlink:type="simple" xlink:show="embed" xlink:actuate="onLoad">
              <text:p/>
            </draw:image>
            <svg:title>TexMaths</svg:title>
            <svg:desc>16§display§\omega§png§600§TRUE</svg:desc>
          </draw:frame>
          <draw:frame draw:style-name="gr15" draw:text-style-name="P4" draw:layer="layout" svg:width="2.52cm" svg:height="0.763cm" svg:x="13.018cm" svg:y="0.567cm">
            <draw:text-box>
              <text:p><text:span text:style-name="T3">Estimate</text:span></text:p>
            </draw:text-box>
          </draw:frame>
          <draw:frame draw:style-name="gr13" draw:text-style-name="P2" draw:layer="layout" svg:width="1.667cm" svg:height="0.763cm" svg:x="13.004cm" svg:y="1.192cm">
            <draw:text-box>
              <text:p><text:span text:style-name="T1">given</text:span></text:p>
            </draw:text-box>
          </draw:frame>
          <draw:frame draw:style-name="gr14" draw:text-style-name="P2" draw:layer="layout" svg:width="0.651cm" svg:height="0.763cm" svg:x="15.305cm" svg:y="0.566cm">
            <draw:text-box>
              <text:p><text:span text:style-name="T1">,</text:span></text:p>
            </draw:text-box>
          </draw:frame>
          <draw:frame draw:style-name="gr13" draw:text-style-name="P5" draw:layer="layout" svg:width="1.413cm" svg:height="0.806cm" svg:x="11.985cm" svg:y="0.525cm">
            <draw:text-box>
              <text:p><text:span text:style-name="T2">P3:</text:span></text:p>
            </draw:text-box>
          </draw:frame>
          <draw:frame draw:style-name="gr11" draw:text-style-name="P1" draw:layer="layout" svg:width="0.934cm" svg:height="0.558cm" svg:x="15.122cm" svg:y="1.32cm">
            <draw:image xlink:href="Pictures/100002010000008B00000053E478250C.png" xlink:type="simple" xlink:show="embed" xlink:actuate="onLoad">
              <text:p/>
            </draw:image>
            <svg:title>TexMaths</svg:title>
            <svg:desc>16§display§\textbf{f}(\mathcal{S})§png§600§TRUE</svg:desc>
          </draw:frame>
          <draw:frame draw:style-name="gr11" draw:text-style-name="P1" draw:layer="layout" svg:width="0.229cm" svg:height="0.397cm" svg:x="15.217cm" svg:y="0.728cm">
            <draw:image xlink:href="Pictures/10000201000000220000003B8EF52C70.png" xlink:type="simple" xlink:show="embed" xlink:actuate="onLoad">
              <text:p/>
            </draw:image>
            <svg:title>TexMaths</svg:title>
            <svg:desc>16§display§\textbf{f}§png§600§TRUE</svg:desc>
          </draw:frame>
          <draw:frame draw:style-name="gr14" draw:text-style-name="P2" draw:layer="layout" svg:width="0.651cm" svg:height="0.763cm" svg:x="14.586cm" svg:y="1.207cm">
            <draw:text-box>
              <text:p><text:span text:style-name="T1">,</text:span></text:p>
            </draw:text-box>
          </draw:frame>
        </draw:g>
        <draw:g>
          <svg:title>TexMaths</svg:title>
          <svg:desc>16§display§\textbf{f} \in PW_\omega(G)</svg:desc>
          <draw:polygon draw:style-name="gr16" draw:layer="layout" svg:width="2.721cm" svg:height="0.449cm" svg:x="1.534cm" svg:y="2.571cm" svg:viewBox="0 0 2722 450" draw:points="1360,450 0,450 0,0 2722,0 2722,450">
            <text:p/>
          </draw:polygon>
          <draw:path draw:style-name="gr17" draw:layer="layout" svg:width="0.197cm" svg:height="0.314cm" svg:x="1.555cm" svg:y="2.594cm" svg:viewBox="0 0 198 315" svg:d="m37 115h-37v21h37v159h-34v20c17 0 40-1 62-1 20 0 52 0 70 1v-20h-44v-159h58v-21h-61v-46c0-48 39-52 51-52 2 0 5 0 9 0-9 5-11 14-11 23 0 19 17 27 29 27 16 0 32-9 32-27 0-19-19-40-57-40-50 0-104 19-104 69z">
            <text:p/>
          </draw:path>
          <draw:path draw:style-name="gr17" draw:layer="layout" svg:width="0.249cm" svg:height="0.261cm" svg:x="1.89cm" svg:y="2.666cm" svg:viewBox="0 0 250 262" svg:d="m232 140c8 0 18 0 18-9s-10-9-18-9h-212c7-60 64-104 135-104h77c8 0 18 0 18-9s-10-9-18-9h-78c-86 0-154 59-154 131s68 131 154 131h78c8 0 18 0 18-9s-10-9-18-9h-77c-71 0-128-44-135-104z">
            <text:p/>
          </draw:path>
          <draw:path draw:style-name="gr17" draw:layer="layout" svg:width="0.356cm" svg:height="0.307cm" svg:x="2.341cm" svg:y="2.602cm" svg:viewBox="0 0 357 308" svg:d="m131 165h85c71 0 141-47 141-97 0-35-33-68-98-68h-162c-10 0-16 0-16 9 0 5 4 5 14 5 7 0 16 0 23 1 7 0 10 2 10 7 0 2 0 4-1 9l-67 242c-6 17-6 21-46 21-8 0-14 0-14 9 0 5 6 5 7 5 14 0 50-2 64-2 10 0 21 0 31 0 12 0 23 2 33 2 4 0 10 0 10-9 0-5-4-5-14-5-19 0-31 0-31-8 0-3 0-5 1-8zm37-134c4-16 6-17 27-17h47c43 0 68 12 68 44 0 16-10 56-28 71-26 21-56 25-79 25h-69z">
            <text:p/>
          </draw:path>
          <draw:path draw:style-name="gr17" draw:layer="layout" svg:width="0.496cm" svg:height="0.317cm" svg:x="2.739cm" svg:y="2.602cm" svg:viewBox="0 0 497 318" svg:d="m431 53c13-21 24-36 56-39 4 0 10 0 10-9 0-2-2-5-6-5-13 0-26 1-39 1-17 0-35-1-52-1-3 0-10 0-10 9 0 5 6 5 8 5 12 0 29 4 29 18 0 4-2 8-6 14l-135 213-18-224c0-9-2-21 35-21 9 0 13 0 13-9 0-5-6-5-7-5-20 0-41 1-61 1-12 0-42-1-53-1-3 0-10 0-10 9 0 5 6 5 13 5 21 0 25 3 25 12l5 34-127 199-20-228c0-7 0-17 39-17 5 0 9 0 9-9 0-5-5-5-7-5-20 0-39 1-61 1-17 0-35-1-52-1-2 0-9 0-9 9 0 5 4 5 13 5 24 0 25 4 25 17l23 275c2 8 2 12 9 12 5 0 7-3 11-10l148-230 19 228c0 9 1 12 7 12 7 0 10-5 13-9z">
            <text:p/>
          </draw:path>
          <draw:path draw:style-name="gr17" draw:layer="layout" svg:width="0.227cm" svg:height="0.141cm" svg:x="3.196cm" svg:y="2.838cm" svg:viewBox="0 0 228 142" svg:d="m228 22c0-9-6-22-20-22-9 0-17 9-17 18 0 10 18 11 18 33 0 21-23 66-61 66-17 0-31-11-36-25 5-6 13-28 13-36 0-5-3-10-10-10-17 0-18 35-18 45-10 12-27 26-50 26-20 0-33-16-33-36 0-37 36-68 36-72s-4-8-7-8c-5 0-6 2-9 4-4 5-8 13-13 18-12 19-21 46-21 69 0 26 11 50 44 50 23 0 43-14 56-30 7 19 22 30 44 30 62 0 84-93 84-120z">
            <text:p/>
          </draw:path>
          <draw:path draw:style-name="gr17" draw:layer="layout" svg:width="0.116cm" svg:height="0.449cm" svg:x="3.523cm" svg:y="2.571cm" svg:viewBox="0 0 117 450" svg:d="m117 446c0-1 0-2-9-10-62-57-80-141-80-210 0-79 20-158 82-214 7-6 7-6 7-7 0-4-3-5-6-5-4 0-50 31-80 88-25 49-31 99-31 138 0 34 6 89 33 139 30 57 74 85 78 85 3 0 6-1 6-4z">
            <text:p/>
          </draw:path>
          <draw:path draw:style-name="gr17" draw:layer="layout" svg:width="0.355cm" svg:height="0.327cm" svg:x="3.693cm" svg:y="2.592cm" svg:viewBox="0 0 356 328" svg:d="m356 5c0-2-2-5-6-5-1 0-3 0-9 5l-34 35c-4-7-28-40-84-40-111 0-223 100-223 204 0 72 55 124 137 124 21 0 44-5 62-11 24-9 34-18 43-27 6 10 18 27 23 27 3 0 4-2 4-2 0-1 6-18 8-27l9-34c3-8 6-16 7-23 6-21 6-22 34-22 3 0 9-1 9-9 0-4-3-5-7-5-12 0-42 1-53 1-16 0-54-1-70-1-4 0-10 0-10 9 0 5 5 5 15 5 1 0 15 0 27 0 12 1 15 4 15 9 0 4-5 24-11 41-13 50-78 55-95 55-49 0-101-26-101-95 0-14 4-88 56-147 27-31 76-58 126-58 51 0 81 35 81 87 0 18-2 18-2 23 0 4 6 4 7 4 8 0 8-1 9-9z">
            <text:p/>
          </draw:path>
          <draw:path draw:style-name="gr17" draw:layer="layout" svg:width="0.116cm" svg:height="0.449cm" svg:x="4.09cm" svg:y="2.571cm" svg:viewBox="0 0 117 450" svg:d="m117 226c0-36-6-90-34-141-30-56-73-85-77-85s-6 1-6 5c0 1 0 1 10 10 48 44 77 116 77 211 0 77-19 156-80 212-7 6-7 7-7 8 0 3 1 4 6 4s49-29 78-87c26-50 33-100 33-137z">
            <text:p/>
          </draw:path>
        </draw:g>
        <draw:g>
          <svg:title>TexMaths</svg:title>
          <svg:desc>16§display§\mathcal{S}</svg:desc>
          <draw:polygon draw:style-name="gr16" draw:layer="layout" svg:width="0.329cm" svg:height="0.267cm" svg:x="4.877cm" svg:y="5.184cm" svg:viewBox="0 0 330 268" draw:points="166,268 0,268 0,0 330,0 330,268">
            <text:p/>
          </draw:polygon>
          <draw:path draw:style-name="gr17" draw:layer="layout" svg:width="0.301cm" svg:height="0.285cm" svg:x="4.885cm" svg:y="5.175cm" svg:viewBox="0 0 302 286" svg:d="m47 191c5-2 23-11 23-17 0-2-2-2-6-2-17 0-64 17-64 56 0 29 39 58 98 58 80 0 171-45 171-98 0-37-48-56-88-70-33-12-55-29-55-51 0-8 4-23 19-33 14-12 41-13 48-13 6 0 27 1 47 8 9 5 21 9 21 26 0 5 0 8-1 11 0 1-2 3-2 4 0 3 3 3 6 3 5 0 18-4 27-10 6-5 11-9 11-25 0-19-12-25-24-29-24-9-46-9-53-9-63 0-141 39-141 84 0 33 42 49 65 57 35 12 79 31 79 63 0 27-24 60-97 60-50 0-90-26-90-53 0-7 3-14 6-20z">
            <text:p/>
          </draw:path>
        </draw:g>
        <draw:g>
          <svg:title>TexMaths</svg:title>
          <svg:desc>16§display§\mathcal{S}^c</svg:desc>
          <draw:polygon draw:style-name="gr16" draw:layer="layout" svg:width="0.44cm" svg:height="0.309cm" svg:x="6.29cm" svg:y="4.887cm" svg:viewBox="0 0 441 310" draw:points="220,310 0,310 0,0 441,0 441,310">
            <text:p/>
          </draw:polygon>
          <draw:path draw:style-name="gr17" draw:layer="layout" svg:width="0.264cm" svg:height="0.316cm" svg:x="6.297cm" svg:y="4.89cm" svg:viewBox="0 0 265 317" svg:d="m41 211c5-2 21-12 21-18 0-3-3-3-6-3-15 0-56 19-56 62 0 32 34 65 86 65 70 0 150-50 150-109 0-41-43-62-78-77-29-14-48-32-48-57 0-8 4-26 17-37 12-12 36-14 42-14 5 0 23 2 41 9 7 5 18 10 18 29 0 6 0 8-1 12 0 1-1 4-1 5 0 2 2 2 5 2 5 0 15-3 24-11 5-5 10-10 10-27 0-21-11-27-22-32-21-10-40-10-46-10-56 0-123 43-123 93 0 37 36 54 56 63 31 13 69 34 69 70 0 30-20 66-84 66-44 0-79-29-79-58 0-8 3-16 5-23z">
            <text:p/>
          </draw:path>
          <draw:path draw:style-name="gr17" draw:layer="layout" svg:width="0.128cm" svg:height="0.136cm" svg:x="6.597cm" svg:y="4.883cm" svg:viewBox="0 0 129 137" svg:d="m112 17c-11 3-15 11-15 18 0 8 6 11 12 11s17-5 17-20c0-20-25-26-40-26-45 0-86 42-86 84 0 26 18 53 56 53 49 0 73-29 73-34 0-2-3-5-6-5-1 0-2 0-5 2-23 29-58 29-62 29-22 0-32-15-32-34 0-8 5-42 21-63 11-15 26-23 41-23 5 0 18 0 26 8z">
            <text:p/>
          </draw:path>
        </draw:g>
        <draw:g>
          <svg:title>TexMaths</svg:title>
          <svg:desc>16§display§\mathcal{S}</svg:desc>
          <draw:polygon draw:style-name="gr16" draw:layer="layout" svg:width="0.329cm" svg:height="0.267cm" svg:x="10.077cm" svg:y="5.184cm" svg:viewBox="0 0 330 268" draw:points="166,268 0,268 0,0 330,0 330,268">
            <text:p/>
          </draw:polygon>
          <draw:path draw:style-name="gr17" draw:layer="layout" svg:width="0.301cm" svg:height="0.285cm" svg:x="10.085cm" svg:y="5.175cm" svg:viewBox="0 0 302 286" svg:d="m47 191c5-2 23-11 23-17 0-2-2-2-6-2-17 0-64 17-64 56 0 29 39 58 98 58 80 0 171-45 171-98 0-37-48-56-88-70-33-12-55-29-55-51 0-8 4-23 19-33 14-12 41-13 48-13 6 0 27 1 47 8 9 5 21 9 21 26 0 5 0 8-1 11 0 1-2 3-2 4 0 3 3 3 6 3 5 0 18-4 27-10 6-5 11-9 11-25 0-19-12-25-24-29-24-9-46-9-53-9-63 0-141 39-141 84 0 33 42 49 65 57 35 12 79 31 79 63 0 27-24 60-97 60-50 0-90-26-90-53 0-7 3-14 6-20z">
            <text:p/>
          </draw:path>
        </draw:g>
        <draw:g>
          <svg:title>TexMaths</svg:title>
          <svg:desc>16§display§\mathcal{S}^c</svg:desc>
          <draw:polygon draw:style-name="gr16" draw:layer="layout" svg:width="0.44cm" svg:height="0.309cm" svg:x="11.291cm" svg:y="4.887cm" svg:viewBox="0 0 441 310" draw:points="220,310 0,310 0,0 441,0 441,310">
            <text:p/>
          </draw:polygon>
          <draw:path draw:style-name="gr17" draw:layer="layout" svg:width="0.264cm" svg:height="0.316cm" svg:x="11.298cm" svg:y="4.89cm" svg:viewBox="0 0 265 317" svg:d="m41 211c5-2 21-12 21-18 0-3-3-3-6-3-15 0-56 19-56 62 0 32 34 65 86 65 70 0 150-50 150-109 0-41-43-62-78-77-29-14-48-32-48-57 0-8 4-26 17-37 12-12 36-14 42-14 5 0 23 2 41 9 7 5 18 10 18 29 0 6 0 8-1 12 0 1-1 4-1 5 0 2 2 2 5 2 5 0 15-3 24-11 5-5 10-10 10-27 0-21-11-27-22-32-21-10-40-10-46-10-56 0-123 43-123 93 0 37 36 54 56 63 31 13 69 34 69 70 0 30-20 66-84 66-44 0-79-29-79-58 0-8 3-16 5-23z">
            <text:p/>
          </draw:path>
          <draw:path draw:style-name="gr17" draw:layer="layout" svg:width="0.128cm" svg:height="0.136cm" svg:x="11.598cm" svg:y="4.883cm" svg:viewBox="0 0 129 137" svg:d="m112 17c-11 3-15 11-15 18 0 8 6 11 12 11s17-5 17-20c0-20-25-26-40-26-45 0-86 42-86 84 0 26 18 53 56 53 49 0 73-29 73-34 0-2-3-5-6-5-1 0-2 0-5 2-23 29-58 29-62 29-22 0-32-15-32-34 0-8 5-42 21-63 11-15 26-23 41-23 5 0 18 0 26 8z">
            <text:p/>
          </draw:path>
        </draw:g>
        <draw:g>
          <svg:title>TexMaths</svg:title>
          <svg:desc>16§display§\mathcal{S}</svg:desc>
          <draw:polygon draw:style-name="gr16" draw:layer="layout" svg:width="0.381cm" svg:height="0.383cm" svg:x="8.353cm" svg:y="2.534cm" svg:viewBox="0 0 382 384" draw:points="192,384 0,384 0,0 382,0 382,384">
            <text:p/>
          </draw:polygon>
          <draw:path draw:style-name="gr17" draw:layer="layout" svg:width="0.349cm" svg:height="0.409cm" svg:x="8.363cm" svg:y="2.521cm" svg:viewBox="0 0 350 410" svg:d="m54 274c7-3 28-16 28-24 0-3-4-3-8-3-20 0-74 24-74 80 0 41 45 83 113 83 93 0 199-64 199-141 0-53-56-80-103-99-38-18-64-42-64-74 0-11 5-34 23-48 16-16 48-18 56-18 6 0 30 2 54 12 10 6 24 12 24 36 0 8 0 12-2 16 0 2-1 5-1 7 0 3 3 3 6 3 7 0 21-5 32-14 7-7 13-13 13-36 0-27-14-35-29-41-27-13-52-13-60-13-74 0-164 56-164 120 0 48 48 71 76 82 40 17 91 45 91 91 0 39-27 85-112 85-58 0-104-37-104-75 0-10 3-21 6-29z">
            <text:p/>
          </draw:path>
        </draw:g>
        <draw:g>
          <svg:title>TexMaths</svg:title>
          <svg:desc>16§display§\textbf{f}(\mathcal{S})</svg:desc>
          <draw:polygon draw:style-name="gr16" draw:layer="layout" svg:width="0.709cm" svg:height="0.38cm" svg:x="9.069cm" svg:y="2.821cm" svg:viewBox="0 0 710 381" draw:points="355,381 0,381 0,0 710,0 710,381">
            <text:p/>
          </draw:polygon>
          <draw:path draw:style-name="gr17" draw:layer="layout" svg:width="0.154cm" svg:height="0.266cm" svg:x="9.086cm" svg:y="2.841cm" svg:viewBox="0 0 155 267" svg:d="m29 98h-29v17h29v135h-27v17c14 0 31-1 49-1 16 0 41 0 55 1v-17h-35v-135h46v-17h-48v-39c0-42 30-45 40-45 2 0 4 0 7 0-7 4-9 12-9 20 0 16 14 22 24 22 12 0 24-7 24-22 0-17-14-34-44-34-40 0-82 16-82 59z">
            <text:p/>
          </draw:path>
          <draw:path draw:style-name="gr17" draw:layer="layout" svg:width="0.091cm" svg:height="0.38cm" svg:x="9.245cm" svg:y="2.821cm" svg:viewBox="0 0 92 381" svg:d="m92 378c0-1 0-2-7-9-49-48-63-119-63-178 0-66 16-133 64-181 6-5 6-5 6-6 0-3-3-4-5-4-3 0-39 26-62 75-21 41-25 83-25 116 0 29 4 76 26 118 23 48 58 72 61 72 2 0 5-1 5-3z">
            <text:p/>
          </draw:path>
          <draw:path draw:style-name="gr17" draw:layer="layout" svg:width="0.243cm" svg:height="0.277cm" svg:x="9.367cm" svg:y="2.838cm" svg:viewBox="0 0 244 278" svg:d="m38 186c4-3 19-11 19-17 0-2-2-2-6-2-13 0-51 16-51 54 0 29 31 57 79 57 65 0 139-44 139-96 0-35-39-54-72-67-27-12-44-28-44-50 0-7 3-23 15-32 11-11 34-12 39-12 5 0 21 1 38 7 7 5 17 9 17 25 0 6 0 8-1 11 0 1-1 3-1 4 0 3 2 3 4 3 5 0 15-4 23-10 4-5 8-9 8-24 0-19-10-24-20-28-19-9-36-9-42-9-51 0-114 38-114 81 0 33 34 48 53 56 27 12 63 30 63 62 0 26-19 57-78 57-40 0-73-25-73-51 0-6 3-14 5-19z">
            <text:p/>
          </draw:path>
          <draw:path draw:style-name="gr17" draw:layer="layout" svg:width="0.091cm" svg:height="0.38cm" svg:x="9.648cm" svg:y="2.821cm" svg:viewBox="0 0 92 381" svg:d="m92 191c0-30-5-76-27-119-24-47-57-72-61-72s-4 1-4 4c0 1 0 1 8 9 38 37 60 98 60 178 0 65-14 132-62 180-6 5-6 6-6 7 0 2 1 3 4 3s40-25 62-74c20-42 26-84 26-116z">
            <text:p/>
          </draw:path>
        </draw:g>
        <draw:g>
          <svg:title>TexMaths</svg:title>
          <svg:desc>16§display§\hat{\textbf{f}}</svg:desc>
          <draw:polygon draw:style-name="gr16" draw:layer="layout" svg:width="0.339cm" svg:height="0.485cm" svg:x="17.24cm" svg:y="2.435cm" svg:viewBox="0 0 340 486" draw:points="170,486 0,486 0,0 340,0 340,486">
            <text:p/>
          </draw:polygon>
          <draw:polygon draw:style-name="gr17" draw:layer="layout" svg:width="0.169cm" svg:height="0.077cm" svg:x="17.314cm" svg:y="2.435cm" svg:viewBox="0 0 170 78" draw:points="85,0 0,69 11,78 85,26 159,78 170,69">
            <text:p/>
          </draw:polygon>
          <draw:path draw:style-name="gr17" draw:layer="layout" svg:width="0.25cm" svg:height="0.354cm" svg:x="17.314cm" svg:y="2.566cm" svg:viewBox="0 0 251 355" svg:d="m47 130h-47v23h47v179h-43v23c21 0 50-2 79-2 26 0 65 0 89 2v-23h-56v-179h74v-23h-78v-52c0-55 49-59 65-59 2 0 6 0 11 0-11 6-14 16-14 26 0 21 21 30 38 30 19 0 39-10 39-30 0-22-23-45-72-45-63 0-132 22-132 7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amir Anis</meta:initial-creator>
    <meta:creation-date>2014-04-29T00:58:53</meta:creation-date>
    <dc:date>2014-08-20T08:21:47.819900706</dc:date>
    <dc:creator>Akshay Gadde</dc:creator>
    <meta:editing-duration>PT43M22S</meta:editing-duration>
    <meta:editing-cycles>11</meta:editing-cycles>
    <meta:generator>LibreOffice/4.1.2.3$Linux_X86_64 LibreOffice_project/410m0$Build-3</meta:generator>
    <meta:document-statistic meta:object-count="115"/>
  </office:meta>
</office:document-meta>
</file>